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officeooo:rsid="001e21a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officeooo:rsid="001e21ae" style:font-style-asian="italic" style:font-style-complex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style:font-size-asian="9pt" style:font-size-complex="9pt"/>
    </style:style>
    <style:style style:name="gr1" style:family="graphic">
      <style:graphic-properties draw:stroke="none" svg:stroke-color="#000000" draw:fill="none" draw:fill-color="#ffffff" fo:min-height="0.135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187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16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125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17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-color="#ffffff" draw:textarea-horizontal-align="justify" draw:textarea-vertical-align="middle" draw:auto-grow-height="false" fo:min-height="0.3437in" fo:min-width="1.28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16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145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-color="#ffffff" draw:textarea-horizontal-align="justify" draw:textarea-vertical-align="middle" draw:auto-grow-height="false" fo:min-height="0.3126in" fo:min-width="1.583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5" draw:style-name="gr6" draw:text-style-name="P4" svg:width="1.2815in" svg:height="0.3441in" svg:x="2.5402in" svg:y="0.6193in"><text:p text:style-name="P3">PAYMENT</text:p><draw:enhanced-geometry svg:viewBox="0 0 21600 21600" draw:type="rectangle" draw:enhanced-path="M 0 0 L 21600 0 21600 21600 0 21600 0 0 Z N"/></draw:custom-shape><draw:custom-shape text:anchor-type="paragraph" draw:z-index="1" draw:name="Shape 7" draw:style-name="gr6" draw:text-style-name="P4" svg:width="1.2815in" svg:height="0.3441in" svg:x="2.6134in" svg:y="3.0362in"><text:p text:style-name="P3">VERIFICATION</text:p><draw:enhanced-geometry svg:viewBox="0 0 21600 21600" draw:type="rectangle" draw:enhanced-path="M 0 0 L 21600 0 21600 21600 0 21600 0 0 Z N"/></draw:custom-shape><draw:custom-shape text:anchor-type="paragraph" draw:z-index="2" draw:name="Shape 8" draw:style-name="gr14" draw:text-style-name="P4" svg:width="1.5835in" svg:height="0.313in" svg:x="2.4571in" svg:y="2.2965in"><text:p text:style-name="P3">ADMINISTRATOR</text:p><draw:enhanced-geometry svg:viewBox="0 0 21600 21600" draw:type="rectangle" draw:enhanced-path="M 0 0 L 21600 0 21600 21600 0 21600 0 0 Z N"/></draw:custom-shape><draw:custom-shape text:anchor-type="paragraph" draw:z-index="3" draw:name="Shape 10" draw:style-name="gr6" draw:text-style-name="P4" svg:width="1.2815in" svg:height="0.3441in" svg:x="4.6862in" svg:y="1.4634in"><text:p text:style-name="P3">DETAILS</text:p><draw:enhanced-geometry svg:viewBox="0 0 21600 21600" draw:type="rectangle" draw:enhanced-path="M 0 0 L 21600 0 21600 21600 0 21600 0 0 Z N"/></draw:custom-shape><draw:custom-shape text:anchor-type="paragraph" draw:z-index="4" draw:name="Shape 11" draw:style-name="gr6" draw:text-style-name="P4" svg:width="1.2815in" svg:height="0.3441in" svg:x="2.5925in" svg:y="1.4528in"><text:p text:style-name="P3">CLIENT</text:p><draw:enhanced-geometry svg:viewBox="0 0 21600 21600" draw:type="rectangle" draw:enhanced-path="M 0 0 L 21600 0 21600 21600 0 21600 0 0 Z N"/></draw:custom-shape><draw:line text:anchor-type="paragraph" draw:z-index="5" draw:name="Vertical line 1" draw:style-name="gr13" draw:text-style-name="P3" svg:x1="3.0819in" svg:y1="0.9634in" svg:x2="3.0819in" svg:y2="1.4531in"><text:p/></draw:line><draw:line text:anchor-type="paragraph" draw:z-index="6" draw:name="Vertical line 2" draw:style-name="gr13" draw:text-style-name="P3" svg:x1="3.1236in" svg:y1="1.7965in" svg:x2="3.1236in" svg:y2="2.2965in"><text:p/></draw:line><draw:line text:anchor-type="paragraph" draw:z-index="7" draw:name="Vertical line 3" draw:style-name="gr13" draw:text-style-name="P3" svg:x1="3.0819in" svg:y1="2.6091in" svg:x2="3.0819in" svg:y2="3.0362in"><text:p/></draw:line><draw:line text:anchor-type="paragraph" draw:z-index="8" draw:name="Horizontal line 1" draw:style-name="gr13" draw:text-style-name="P3" svg:x1="2.4571in" svg:y1="2.4425in" svg:x2="1.4571in" svg:y2="2.4425in"><text:p/></draw:line><draw:line text:anchor-type="paragraph" draw:z-index="9" draw:name="Horizontal line 2" draw:style-name="gr13" draw:text-style-name="P3" svg:x1="3.8736in" svg:y1="1.5882in" svg:x2="4.6862in" svg:y2="1.5882in"><text:p/></draw:line><draw:line text:anchor-type="paragraph" draw:z-index="10" draw:name="Horizontal line 3" draw:style-name="gr13" draw:text-style-name="P3" svg:x1="4.0402in" svg:y1="2.4634in" svg:x2="5.1445in" svg:y2="2.4634in"><text:p/></draw:line><draw:line text:anchor-type="paragraph" draw:z-index="11" draw:name="Vertical line 4" draw:style-name="gr13" draw:text-style-name="P3" svg:x1="5.1028in" svg:y1="1.8071in" svg:x2="5.0925in" svg:y2="2.4634in"><text:p/></draw:line><draw:frame text:anchor-type="paragraph" draw:z-index="12" draw:name="Text Frame 1" draw:style-name="gr12" draw:text-style-name="P5" svg:width="1.1043in" svg:height="0.2504in" svg:x="3.1756in" svg:y="1.9736in"><draw:text-box><text:p><text:span text:style-name="T5">Administered by</text:span></text:p></draw:text-box></draw:frame><draw:frame text:anchor-type="paragraph" draw:z-index="13" draw:name="Text Frame 2" draw:style-name="gr11" draw:text-style-name="P2" svg:width="0.3232in" svg:height="0.2087in" svg:x="2.8008in" svg:y="1.7965in"><draw:text-box><text:p><text:span text:style-name="T4">1..*</text:span></text:p></draw:text-box></draw:frame><draw:frame text:anchor-type="paragraph" draw:z-index="14" draw:name="Text Frame 3" draw:style-name="gr8" draw:text-style-name="P2" svg:width="0.1878in" svg:height="0.1606in" svg:x="2.8839in" svg:y="2.1508in"><draw:text-box><text:p><text:span text:style-name="T4">1</text:span></text:p></draw:text-box></draw:frame><draw:frame text:anchor-type="paragraph" draw:z-index="15" draw:name="Text Frame 4" draw:style-name="gr5" draw:text-style-name="P2" svg:width="0.2815in" svg:height="0.1776in" svg:x="2.7382in" svg:y="0.9634in"><draw:text-box><text:p><text:span text:style-name="T4">1..*</text:span></text:p></draw:text-box></draw:frame><draw:frame text:anchor-type="paragraph" draw:z-index="16" draw:name="Text Frame 5" draw:style-name="gr3" draw:text-style-name="P2" svg:width="0.3232in" svg:height="0.1669in" svg:x="2.7591in" svg:y="1.2862in"><draw:text-box><text:p><text:span text:style-name="T4">1..*</text:span></text:p></draw:text-box></draw:frame><draw:frame text:anchor-type="paragraph" draw:z-index="17" draw:name="Text Frame 6" draw:style-name="gr11" draw:text-style-name="P2" svg:width="0.615in" svg:height="0.3205in" svg:x="3.1756in" svg:y="1.1508in"><draw:text-box><text:p><text:span text:style-name="T4">Makes</text:span></text:p><text:p><text:span text:style-name="T4"/></text:p></draw:text-box></draw:frame><draw:frame text:anchor-type="paragraph" draw:z-index="18" draw:name="Text Frame 7" draw:style-name="gr10" draw:text-style-name="P2" svg:width="0.8441in" svg:height="0.2606in" svg:x="4.3217in" svg:y="2.4634in"><draw:text-box><text:p><text:span text:style-name="T4">Enters</text:span></text:p></draw:text-box></draw:frame><draw:frame text:anchor-type="paragraph" draw:z-index="19" draw:name="Text Frame 8" draw:style-name="gr9" draw:text-style-name="P2" svg:width="0.6252in" svg:height="0.2295in" svg:x="4.0091in" svg:y="1.3591in"><draw:text-box><text:p><text:span text:style-name="T4">Delivers</text:span></text:p></draw:text-box></draw:frame><draw:frame text:anchor-type="paragraph" draw:z-index="20" draw:name="Text Frame 9" draw:style-name="gr8" draw:text-style-name="P2" svg:width="0.5524in" svg:height="0.1606in" svg:x="1.7382in" svg:y="2.2819in"><draw:text-box><text:p><text:span text:style-name="T4">Looks at</text:span></text:p></draw:text-box></draw:frame><draw:frame text:anchor-type="paragraph" draw:z-index="21" draw:name="Text Frame 10" draw:style-name="gr7" draw:text-style-name="P2" svg:width="0.1669in" svg:height="0.1606in" svg:x="2.2902in" svg:y="2.2819in"><draw:text-box><text:p><text:span text:style-name="T4">1</text:span></text:p></draw:text-box></draw:frame><draw:frame text:anchor-type="paragraph" draw:z-index="22" draw:name="Text Frame 12" draw:style-name="gr5" draw:text-style-name="P2" svg:width="0.2189in" svg:height="0.1776in" svg:x="1.4571in" svg:y="2.2819in"><draw:text-box><text:p><text:span text:style-name="T4">1..*</text:span></text:p></draw:text-box></draw:frame><draw:custom-shape text:anchor-type="paragraph" draw:z-index="23" draw:name="Shape 2" draw:style-name="gr6" draw:text-style-name="P4" svg:width="1.2815in" svg:height="0.3441in" svg:x="0.1756in" svg:y="2.2819in"><text:p text:style-name="P3">STANDARDS</text:p><draw:enhanced-geometry svg:viewBox="0 0 21600 21600" draw:type="rectangle" draw:enhanced-path="M 0 0 L 21600 0 21600 21600 0 21600 0 0 Z N"/></draw:custom-shape><draw:frame text:anchor-type="paragraph" draw:z-index="24" draw:name="Text Frame 13" draw:style-name="gr5" draw:text-style-name="P2" svg:width="0.5315in" svg:height="0.1776in" svg:x="3.0819in" svg:y="2.7339in"><draw:text-box><text:p><text:span text:style-name="T4">Does</text:span></text:p></draw:text-box></draw:frame><draw:frame text:anchor-type="paragraph" draw:z-index="25" draw:name="Text Frame 11" draw:style-name="gr4" draw:text-style-name="P2" svg:width="0.2815in" svg:height="0.1606in" svg:x="3.0819in" svg:y="2.911in"><draw:text-box><text:p><text:span text:style-name="T4">1..*</text:span></text:p></draw:text-box></draw:frame><draw:frame text:anchor-type="paragraph" draw:z-index="26" draw:name="Text Frame 14" draw:style-name="gr4" draw:text-style-name="P2" svg:width="0.2606in" svg:height="0.1606in" svg:x="3.0819in" svg:y="2.6091in"><draw:text-box><text:p><text:span text:style-name="T4">1..*</text:span></text:p></draw:text-box></draw:frame><draw:frame text:anchor-type="paragraph" draw:z-index="27" draw:name="Text Frame 15" draw:style-name="gr3" draw:text-style-name="P2" svg:width="0.2606in" svg:height="0.1669in" svg:x="4.1236in" svg:y="2.2965in"><draw:text-box><text:p><text:span text:style-name="T4">1</text:span></text:p></draw:text-box></draw:frame><draw:frame text:anchor-type="paragraph" draw:z-index="28" draw:name="Text Frame 16" draw:style-name="gr3" draw:text-style-name="P2" svg:width="0.3024in" svg:height="0.1669in" svg:x="5.1028in" svg:y="1.8693in"><draw:text-box><text:p><text:span text:style-name="T4">1..*</text:span></text:p></draw:text-box></draw:frame><draw:frame text:anchor-type="paragraph" draw:z-index="29" draw:name="Text Frame 17" draw:style-name="gr2" draw:text-style-name="P2" svg:width="0.2815in" svg:height="0.1878in" svg:x="3.8736in" svg:y="1.5882in"><draw:text-box><text:p><text:span text:style-name="T4">1..*</text:span></text:p></draw:text-box></draw:frame><draw:frame text:anchor-type="paragraph" draw:z-index="30" draw:name="Text Frame 18" draw:style-name="gr1" draw:text-style-name="P2" svg:width="0.2504in" svg:height="0.1606in" svg:x="4.4362in" svg:y="1.5882in"><draw:text-box><text:p><text:span text:style-name="T4">1..*</text:span></text:p></draw:text-box></draw:frame><text:span text:style-name="T3">DOMICILE’S CLASS DIAGRAM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6T16:59:41.901923789</meta:creation-date>
    <dc:date>2023-07-16T17:49:20.697431562</dc:date>
    <meta:editing-duration>PT49M38S</meta:editing-duration>
    <meta:editing-cycles>3</meta:editing-cycles>
    <meta:generator>LibreOffice/7.4.5.1$Linux_X86_64 LibreOffice_project/40$Build-1</meta:generator>
    <meta:document-statistic meta:table-count="0" meta:image-count="0" meta:object-count="0" meta:page-count="1" meta:paragraph-count="1" meta:word-count="3" meta:character-count="25" meta:non-whitespace-character-count="23"/>
  </office:meta>
</office:document-meta>
</file>